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list-style-name="L1">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list-style-name="L2">
      <style:paragraph-properties fo:margin-left="0cm" fo:margin-right="0cm" fo:text-indent="0cm" style:auto-text-indent="false"/>
    </style:style>
    <style:style style:name="P7" style:family="paragraph" style:parent-style-name="Standard" style:master-page-name="">
      <style:paragraph-properties fo:margin-left="0cm" fo:margin-right="0cm" fo:text-indent="0cm" style:auto-text-indent="false" fo:keep-with-next="always"/>
      <style:text-properties fo:font-weight="bold" style:font-weight-asian="bold" style:font-weight-complex="bold"/>
    </style:style>
    <style:style style:name="P8" style:family="paragraph" style:parent-style-name="Standard" style:master-page-name="">
      <style:paragraph-properties fo:margin-left="0cm" fo:margin-right="0cm" fo:keep-together="always" fo:text-indent="0cm" style:auto-text-indent="false" fo:keep-with-next="always"/>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bold" style:font-weight-asian="bold" style:font-weight-complex="bold"/>
    </style:style>
    <style:style style:name="P11" style:family="paragraph" style:parent-style-name="Standard" style:list-style-name="L3">
      <style:paragraph-properties fo:margin-left="0cm" fo:margin-right="0cm" fo:text-indent="0cm" style:auto-text-indent="false"/>
      <style:text-properties fo:font-weight="normal" style:font-weight-asian="normal" style:font-weight-complex="normal"/>
    </style:style>
    <style:style style:name="P12" style:family="paragraph" style:parent-style-name="Heading_20_1">
      <style:paragraph-properties fo:break-before="page"/>
    </style:style>
    <style:style style:name="P13" style:family="paragraph" style:parent-style-name="Table_20_Contents" style:list-style-name="L5"/>
    <style:style style:name="P14"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9" style:family="paragraph" style:parent-style-name="Text_20_body" style:master-page-name="">
      <style:paragraph-properties fo:keep-together="always"/>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2" style:family="paragraph" style:parent-style-name="Text_20_body" style:list-style-name="L6"/>
    <style:style style:name="P2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6" style:family="paragraph" style:parent-style-name="Sourcecode" style:master-page-name="">
      <style:paragraph-properties fo:margin-top="0cm" fo:margin-bottom="0.21cm"/>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1"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2" style:family="paragraph" style:parent-style-name="Standard">
      <style:text-properties style:font-name="Courier New1" fo:font-size="10pt" style:font-name-asian="Courier New1" style:font-size-asian="10pt" style:font-name-complex="Courier New1" style:font-size-complex="10pt"/>
    </style:style>
    <style:style style:name="P33" style:family="paragraph" style:parent-style-name="Standard">
      <style:text-properties fo:color="#000000" style:font-name="Times New Roman" fo:font-size="10pt" style:font-name-asian="Courier New1" style:font-size-asian="10pt" style:font-name-complex="Courier New1"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5" style:family="paragraph" style:parent-style-name="Text_20_body" style:list-style-name="L7"/>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3f5fbf"/>
    </style:style>
    <style:style style:name="T6" style:family="text">
      <style:text-properties fo:color="#7f9fbf" fo:font-weight="bold" style:font-weight-asian="bold" style:font-weight-complex="bold"/>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3f7f5f"/>
    </style:style>
    <style:style style:name="T10" style:family="text">
      <style:text-properties fo:color="#000080"/>
    </style:style>
    <style:style style:name="T11" style:family="text" style:parent-style-name="Source_20_Text">
      <style:text-properties style:font-name="Times New Roman"/>
    </style:style>
    <style:style style:name="T12" style:family="text">
      <style:text-properties fo:color="#2a00ff"/>
    </style:style>
    <style:style style:name="T13" style:family="text">
      <style:text-properties style:font-name="Courier New2"/>
    </style:style>
    <style:style style:name="T14" style:family="text">
      <style:text-properties style:font-name="Courier New1" fo:font-size="12pt" style:font-name-asian="Courier New1" style:font-size-asian="12pt" style:font-name-complex="Courier New1" style:font-size-complex="12pt"/>
    </style:style>
    <style:style style:name="T15" style:family="text">
      <style:text-properties style:font-name="Times New Roman" fo:font-size="10pt" style:font-name-asian="Courier New1" style:font-size-asian="10pt" style:font-name-complex="Courier New1" style:font-size-complex="10pt"/>
    </style:style>
    <style:style style:name="T16" style:family="text">
      <style:text-properties style:font-name="Times New Roman" fo:font-size="12pt" style:font-name-asian="Courier New1" style:font-size-asian="12pt" style:font-name-complex="Courier New1" style:font-size-complex="12pt"/>
    </style:style>
    <style:style style:name="T17" style:family="text">
      <style:text-properties style:font-name="Courier New1"/>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text-properties fo:color="#0000c0" fo:font-weight="bold" style:font-weight-asian="bold" style:font-weight-complex="bold"/>
    </style:style>
    <style:style style:name="T27" style:family="text" style:parent-style-name="Source_20_Text">
      <style:text-properties style:font-name="Courier New2"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2"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Einführung</text:h>
      <text:p text:style-name="Standard">FaktorIPS ist ein OpenSource-Werkzeug zur modellgetriebenen Entwicklung versicherungsfachlicher Softwaresysteme<text:note text:id="ftn6"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Ergänzt wird dies um die Möglichkeit Tabellen zu verwalten und fachliche Testfälle zu definier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4">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4">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5"/>
      <text:p text:style-name="P5">FaktorIPS enthält die folgenden Bestandteile zur Entwicklung eines solchen Systems:</text:p>
      <text:p text:style-name="P5"/>
      <text:list text:style-name="L2">
        <text:list-item>
          <text:p text:style-name="P6">Modellierungswerkzeug<text:line-break/>Mit dem Modellierungswerkzeug wird ein Modell der Versicherungsprodukte und der abschließbaren Verträge bzw. Versicherungspolicen entworfen. Insbesondere wird dabei definiert, welche Vertragsaspekte über das Produkt gesteuert werden. Zum Beispiel kann festgelegt werden, dass der zulässige Wertebereich für ein Attribut einer Vertragsklasse im Produkt definiert wird.<text:line-break/></text:p>
        </text:list-item>
        <text:list-item>
          <text:p text:style-name="P6">Codegeneratoren<text:line-break/>Diese generieren aus dem Modell Java Sourcecode. Dadurch wird sichergestellt, dass Designaspekte wie die Abbildung von Produktänderungen im Zeitablauf, die Abbildung von produktspezifischen Wertebereiche, die Ausführungen von Prüfungen etc. einheitlich gelöst sind. In dem generierten Sourcecode implementiert der Anwendungsentwickler die versicherungsfachlichen Methoden zur Beitragsberechnung, Dynamik, etc. Diese Erweiterungen im Sourcecode bleiben durch ein Mergeverfahren bei erneuter Generierung erhalten.</text:p>
          <text:p text:style-name="P6"/>
        </text:list-item>
        <text:list-item>
          <text:p text:style-name="P6">Produktdefinitionswerkzeuge<text:line-break/>Auf Basis des Produktmodells können mit den Produktdefinitionswerkzeugen konkrete Produkte definiert werden. Ein Produkt kann dabei aus einzelnen Produktbausteinen kombiniert werden. Die Eigenschaften dieser Bausteine werden in einem eigenen Editor erfasst. Dieser unterstützt auch die Definition von Formeln in Excel-Syntax. Über einen Kopier-Assistenten können neue Tarifgenerationen schnell erzeugt werden.<text:line-break/></text:p>
        </text:list-item>
        <text:list-item>
          <text:p text:style-name="P6">Tabellenwerkzeuge<text:line-break/>Mit den Tabellenwerkzeugen können einerseits Tabellenstrukturen definiert werden, andererseits die Tabelleninhalte bearbeitet werden. Aus versicherungsfachlichen Methoden kann durch spezielle Caching- und Suchalgorithmen extrem effizient auf diese Tabelleninhalte zugegriffen werden. Produktentwickler können Daten aus Excel importieren und nach Excel exportieren.<text:line-break/></text:p>
        </text:list-item>
        <text:list-item>
          <text:p text:style-name="P6">Testwerkzeuge<text:line-break/>FaktorIPS bietet dem Produktentwickler die Möglichkeit Testfälle zu definieren und auszuführen. Mit diesen Testfällen wird sowohl das Modell bzw. der Java Sourcecode als auch die Produktdaten getestet werden. Darüber hinaus kann die Anwendungsentwicklung den Sourcecode unabhängig von den aktuellen Produktdaten testen, um so zum Beispiel Grenzfälle und Kombinationen zu testen, die in den aktuellen Produktdaten nicht abgedeckt sind.<text:line-break/></text:p>
        </text:list-item>
        <text:list-item>
          <text:p text:style-name="P6">Teamfunktionen<text:line-break/>Alle Informationen werden in einem Konfigurationsmanagement-Werkzeug verwaltet. FaktorIPS nutzt hierzu die Möglichkeit von Eclipse beliebige KM-Werkzeuge anzubinden. Damit ist jederzeit nachvollziehbar, wann und durch wen Änderungen durchgeführt wurden. Werkzeuge zum Vergleich unterschiedlicher Versionen erleichtern die Analyse was geändert wurde. Ebenso wird die Entwicklung mehrerer Sparten in unterschiedlichen Teams mit abweichenden Releasezyklen unterstützt.<text:line-break/></text:p>
        </text:list-item>
      </text:list>
      <text:p text:style-name="P5">Unabhängig davon, ob mit FaktorIPS ein zentraler Produktserver oder unmittelbar die Geschäftsobjekte eines operativen Systems entwickelt werden, unterstützt FaktorIPS mit den oben aufgeführten Werkzeugen die folgenden Benutzergruppen:</text:p>
      <text:p text:style-name="P5"/>
      <text:p text:style-name="P7">Modellierer / Entwickler</text:p>
      <text:p text:style-name="P5">Modellierer definieren mit FaktorIPS ein Klassenmodell der zu entwickelnden Sparte(n). Ein wesentlicher Teil der Modellbildung ist dabei die Definition produktabhängige Aspekte, die durch Produktentwickler parametrisiert werden können. Die Codegeneratoren von FaktorIPS generieren aus dem Modell Javaklassen. Der Entwickler erweitert die generierten Javaklassen um die Geschäftslogik, die sich am besten in einer Programmiersprache beschreiben läßt, also etwa komplexe Berechnungsvorschriften, Prüfungen oder Vorgänge wie die Beitragsfreistellung eines Vertrages. Innerhalb der Methoden kann dabei auf die Produktparameter bzw. produktspezifische Formeln zugegriffen zugegriffen werden. </text:p>
      <text:p text:style-name="P5"/>
      <text:p text:style-name="P5">Die Rolle Modellierer / Entwickler wird in der Regel durch Mitarbeiter der Anwendungs-entwicklung des Versicherungsunternehmens wahrgenommen.</text:p>
      <text:p text:style-name="P5"/>
      <text:p text:style-name="P8">Produktentwickler</text:p>
      <text:p text:style-name="P9">Produktentwickler definieren Produkte durch Kombination von einzelnen Produktbausteinen. Neue Produktbausteine können innerhalb der durch das Modell beschriebenen Grenzen definiert werden. Das (Produktklassen)Modell stellt also die Schnittstellen zwischen Produktentwickler und Modellierer/Java-Entwickler dar. Das Modell wird so designed, dass modellkonforme Produkte, in allen operativen Systemen, die die Modellklassen verwenden, ablauffähig sind. Andersherum sollte das Modell natürlich alle Produktevarianten unterstützen, die die operativen Systeme zulassen. Der Produktentwickler kann somit im Rahmen des Modells neue Produkte definieren und diese ohne Unterstützung durch die Anwendungsentwicklung nehmen. Änderungen an den operativen Systemen oder der Schnittstellen sind in diesem Fall nicht erforderlich. Neue Produkte, die eine Änderung in den operativen Systemen erfordern, werden durch den Modellierer/Entwickler in das Modell eingearbeitet. In diesem Fall erfolgt die Produkteinführung also in einem Projekt, an dem Produktentwickler und Modellierer/Entwickler beteiligt sind. </text:p>
      <text:p text:style-name="P9"/>
      <text:p text:style-name="P9">Die Rolle Produktentwickler wird in der Regel durch Mitarbeiter der Fachabteilung des Versicherungsunternehmens wahrgenommen.</text:p>
      <text:p text:style-name="P5"/>
      <text:p text:style-name="P7">Tester</text:p>
      <text:p text:style-name="P9">Der Tester definiert Testfälle für das Modell bzw. den Programmcode und die Produkt-informationen. Fehler berichtet er an die Produktentwickler bzw. die Modellierer/Entwickler.</text:p>
      <text:p text:style-name="P9"/>
      <text:p text:style-name="P9">Die Rolle Tester wird in der Regel durch Mitarbeiter der Fachabteilung des Versicherungsunternehmens wahrgenommen, häufig in Personalunion mit der Rolle Produkt-entwickler.</text:p>
      <text:p text:style-name="P9"/>
      <text:p text:style-name="P10">Inhalt des Tutorials</text:p>
      <text:p text:style-name="P9">In diesem Tutorial wird eine einfache Hausrattarifierung abgebildet. Dies geschieht in den folgenden Schritten:</text:p>
      <text:p text:style-name="P9">TODO: Aufbau erläutern</text:p>
      <text:p text:style-name="P9"/>
      <text:p text:style-name="P9">Dieses Tutorial ist eine kurze Einführung in FaktorIPS. Es ist keine detaillierte Beschreibung aller Modellierungsmöglichkeiten und Funktionen. Diese finden sich in den folgenden Artikeln:</text:p>
      <text:list text:style-name="L3">
        <text:list-item>
          <text:p text:style-name="P11">FaktorIPS: Modellierung und Codegenerierung</text:p>
        </text:list-item>
        <text:list-item>
          <text:p text:style-name="P11">FaktorIPS: Testunterstützung</text:p>
        </text:list-item>
        <text:list-item>
          <text:p text:style-name="P11">FaktorIPS: Teamunterstützung</text:p>
        </text:list-item>
        <text:list-item>
          <text:p text:style-name="P11">FaktorIPS: Integration mit operativen Systemen</text:p>
        </text:list-item>
        <text:list-item>
          <text:p text:style-name="P11">FaktorIPS erweitern</text:p>
        </text:list-item>
      </text:list>
      <text:p text:style-name="P9"/>
      <text:p text:style-name="P9">Das Tutorial geht davon aus, dass sie mit UML sowie der Handhabung von Eclipse vertraut sind und Java Sourcecode zumindest grob verstehen. </text:p>
      <text:p text:style-name="P9"/>
      <text:p text:style-name="P9"/>
      <text:p text:style-name="P9"/>
      <text:p text:style-name="P9"/>
      <text:p text:style-name="P5"/>
      <text:h text:style-name="P12"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wir also ein neues Java-Projekt mit dem Namen „Grundmodell“ a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Dem Projekt werden die Laufzeitbibliotheken von FaktorIPS hinzugefügt und ein zusätzliches Verzeichnis „model“. In diesem wird die Modelldefinition abgelegt.</text:p>
      <text:p text:style-name="Text_20_body">Als erstes definieren wir eine Klasse Vertrag. Markieren sie zunächst den Ordner „model“ im Package-Explorer. Nun klicken sie auf den grünen Button mit dem V in der Toolbar. </text:p>
      <text:p text:style-name="Text_20_body">TODO Abbildung</text:p>
      <text:p text:style-name="Text_20_body">In dem Dialog geben sie nun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IVertrag</text:span> und <text:span text:style-name="Teletype">org.faktorips.sample.model.internal.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vertragsnr“. Wenn der Editor mit der Vertragsklasse nicht mehr geöffnet ist, öffnen sie den Editor zur Bearbeitung der Klassendefinition durch Doppelc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5">
              <text:list-item>
                <text:p text:style-name="P13">changeable <text:line-break/>Änderbare Eigenschaften, also solche mit getter und setter Methoden.</text:p>
              </text:list-item>
              <text:list-item>
                <text:p text:style-name="P13">constant <text:line-break/>Konstante, nicht änderbare Eigenschaft.</text:p>
              </text:list-item>
              <text:list-item>
                <text:p text:style-name="P13">derived, computed<text:line-break/>Abgeleitete Eigenschaft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vertragsnr“ ein und als Datatype „String“. Wenn sie auf den „Browse“ Button neben dem Feld klicken, öffnet sich eine Liste mit den verfügbaren Datentypen. Alternativ dazu können sie wie in Eclipse üblich auch mit <text:span text:style-name="T3">Strg-Space</text:span> eine Vervollständigung durchführen. Wenn sie zum Beispiel „D“ eingeben und <text:span text:style-name="T3">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4"><draw:frame draw:style-name="fr1" draw:name="Rahmen2" text:anchor-type="paragraph" fo:min-width="16.999cm" style:rel-width="100%" draw:z-index="1"><draw:text-box fo:min-height="0.499cm"><text:p text:style-name="P15">/**</text:p><text:p text:style-name="P16"><text:span text:style-name="T4"><text:s/></text:span><text:span text:style-name="T5">*</text:span><text:span text:style-name="T4"> </text:span><text:span text:style-name="T5">Membervariable</text:span><text:span text:style-name="T4"> </text:span><text:span text:style-name="T5">fuer</text:span><text:span text:style-name="T4"> </text:span><text:span text:style-name="T5">vertragsnr.</text:span></text:p><text:p text:style-name="P16"><text:span text:style-name="T4"><text:s/></text:span><text:span text:style-name="T5">*</text:span><text:span text:style-name="T4"> </text:span></text:p><text:p text:style-name="P16"><text:span text:style-name="T4"><text:s/></text:span><text:span text:style-name="T5">*</text:span><text:span text:style-name="T4"> </text:span><text:span text:style-name="T6">@generated</text:span></text:p><text:p text:style-name="P16"><text:span text:style-name="T4"><text:s/></text:span><text:span text:style-name="T5">*/</text:span></text:p><text:p text:style-name="P16"><text:span text:style-name="T7">private</text:span><text:span text:style-name="T4"> String </text:span><text:span text:style-name="T8">vertragsnr</text:span><text:span text:style-name="T4"> = </text:span><text:span text:style-name="T7">null</text:span><text:span text:style-name="T4">;</text:span></text:p><text:p text:style-name="P16"/><text:p text:style-name="P15">/**</text:p><text:p text:style-name="P16"><text:span text:style-name="T4"><text:s/></text:span><text:span text:style-name="T5">*</text:span><text:span text:style-name="T4"> </text:span><text:span text:style-name="T5">{@inheritDoc}</text:span></text:p><text:p text:style-name="P16"><text:span text:style-name="T4"><text:s/></text:span><text:span text:style-name="T5">*</text:span><text:span text:style-name="T4"> </text:span></text:p><text:p text:style-name="P16"><text:span text:style-name="T4"><text:s/></text:span><text:span text:style-name="T5">*</text:span><text:span text:style-name="T4"> </text:span><text:span text:style-name="T6">@generated</text:span></text:p><text:p text:style-name="P16"><text:span text:style-name="T4"><text:s/></text:span><text:span text:style-name="T5">*/</text:span></text:p><text:p text:style-name="P16"><text:span text:style-name="T7">public</text:span><text:span text:style-name="T4"> String getVertragsnr() {</text:span></text:p><text:p text:style-name="P16"><text:span text:style-name="T4"><text:tab/></text:span><text:span text:style-name="T7">return</text:span><text:span text:style-name="T4"> </text:span><text:span text:style-name="T8">vertragsnr</text:span><text:span text:style-name="T4">;</text:span></text:p><text:p text:style-name="P17">}</text:p><text:p text:style-name="P18"/><text:p text:style-name="P15">/**</text:p><text:p text:style-name="P16"><text:span text:style-name="T4"><text:s/></text:span><text:span text:style-name="T5">*</text:span><text:span text:style-name="T4"> </text:span><text:span text:style-name="T5">{@inheritDoc}</text:span></text:p><text:p text:style-name="P16"><text:span text:style-name="T4"><text:s/></text:span><text:span text:style-name="T5">*</text:span><text:span text:style-name="T4"> </text:span></text:p><text:p text:style-name="P16"><text:span text:style-name="T4"><text:s/></text:span><text:span text:style-name="T5">*</text:span><text:span text:style-name="T4"> </text:span><text:span text:style-name="T6">@restrainedmodifiable</text:span></text:p><text:p text:style-name="P16"><text:span text:style-name="T4"><text:s/></text:span><text:span text:style-name="T5">*/</text:span></text:p><text:p text:style-name="P16"><text:span text:style-name="T7">public</text:span><text:span text:style-name="T4"> </text:span><text:span text:style-name="T7">void</text:span><text:span text:style-name="T4"> setVertragsnr(String newValue) {</text:span></text:p><text:p text:style-name="P16"><text:span text:style-name="T4"><text:tab/></text:span><text:span text:style-name="T9">//begin-user-code</text:span></text:p><text:p text:style-name="P16"><text:span text:style-name="T4"><text:tab/></text:span><text:span text:style-name="T9">//end-user-code</text:span></text:p><text:p text:style-name="P16"><text:span text:style-name="T4"><text:tab/></text:span><text:span text:style-name="T7">this</text:span><text:span text:style-name="T4">.</text:span><text:span text:style-name="T8">vertragsnr</text:span><text:span text:style-name="T4"> = newValue;</text:span></text:p><text:p text:style-name="P17">}</text:p><text:p text:style-name="P16"/></draw:text-box></draw:frame></text:p>
      <text:p text:style-name="Text_20_body">Das JavaDoc für die Membervariable und für die Gettermethode sind mit einem @generated markiert. Dies bedeutet, dass die Methode zu 100% generiert wird. Wird der Code erneut generiert, fügt der Codegenerator diese genau so wieder ein. Änderungen seitens des Entwicklers werden überschrieben. Das JavaDoc für die Settermethode ist mit einem @restrainedmodifable gekennzeichnet. Innerhalb der Methode gibt es einen Abschnitt, in welchen der Entwickler Sourcecode einfügen kann. Der Sourcecode in dem Abschnitt bleibt bei erneuter Generierung erhalten.</text:p>
      <text:p text:style-name="P19">Probieren wir das einmal aus. Fügen sie jeweils eine Zeile in die Getter- und Settermethode Sourcecode ein, also etwa</text:p>
      <text:p text:style-name="P14"><draw:frame draw:style-name="fr2" draw:name="Rahmen3" text:anchor-type="paragraph" fo:min-width="16.999cm" style:rel-width="100%" draw:z-index="2"><draw:text-box fo:min-height="0.499cm"><text:p text:style-name="P15">/**</text:p><text:p text:style-name="P16"><text:span text:style-name="T4"><text:s/></text:span><text:span text:style-name="T5">*</text:span><text:span text:style-name="T4"> </text:span><text:a xlink:type="simple" xlink:href="mailto:%7B@inheritDoc"><text:span text:style-name="T10">{@inheritDoc</text:span></text:a><text:span text:style-name="T5">}</text:span></text:p><text:p text:style-name="P20"><text:s/>*</text:p><text:p text:style-name="P16"><text:span text:style-name="T4"><text:s/></text:span><text:span text:style-name="T5">*</text:span><text:span text:style-name="T4"> </text:span><text:span text:style-name="T6">@generated</text:span></text:p><text:p text:style-name="P16"><text:span text:style-name="T4"><text:s/></text:span><text:span text:style-name="T5">*/</text:span></text:p><text:p text:style-name="P16"><text:span text:style-name="T7">public</text:span><text:span text:style-name="T4"> String getVertragsnr() {</text:span></text:p><text:p text:style-name="P17"><text:s text:c="6"/>System.out.println(„getVertragsnr“);</text:p><text:p text:style-name="P16"><text:span text:style-name="T4"><text:tab/></text:span><text:span text:style-name="T7">return</text:span><text:span text:style-name="T4"> </text:span><text:span text:style-name="T8">vertragsnr</text:span><text:span text:style-name="T4">;</text:span></text:p><text:p text:style-name="P21">}</text:p></draw:text-box></draw:frame></text:p>
      <text:p text:style-name="P14"><draw:frame draw:style-name="fr3" draw:name="Rahmen4" text:anchor-type="paragraph" svg:width="16.999cm" style:rel-width="100%" draw:z-index="3"><draw:text-box fo:min-height="0.499cm"><text:p text:style-name="P15">/**</text:p><text:p text:style-name="P16"><text:span text:style-name="T4"><text:s/></text:span><text:span text:style-name="T5">*</text:span><text:span text:style-name="T4"> </text:span><text:span text:style-name="T5">{@inheritDoc}</text:span></text:p><text:p text:style-name="P16"><text:span text:style-name="T4"><text:s/></text:span><text:span text:style-name="T5">*</text:span><text:span text:style-name="T4"> </text:span></text:p><text:p text:style-name="P16"><text:span text:style-name="T4"><text:s/></text:span><text:span text:style-name="T5">*</text:span><text:span text:style-name="T4"> </text:span><text:span text:style-name="T6">@restrainedmodifiable</text:span></text:p><text:p text:style-name="P16"><text:span text:style-name="T4"><text:s/></text:span><text:span text:style-name="T5">*/</text:span></text:p><text:p text:style-name="P16"><text:span text:style-name="T7">public</text:span><text:span text:style-name="T4"> </text:span><text:span text:style-name="T7">void</text:span><text:span text:style-name="T4"> setVertragsnr(String newValue) {</text:span></text:p><text:p text:style-name="P16"><text:span text:style-name="T4"><text:tab/></text:span><text:span text:style-name="T9">//begin-user-code</text:span></text:p><text:p text:style-name="P17"><text:s text:c="6"/>System.out.println(„setVertragsnr“);</text:p><text:p text:style-name="P16"><text:span text:style-name="T4"><text:tab/></text:span><text:span text:style-name="T9">//end-user-code</text:span></text:p><text:p text:style-name="P16"><text:span text:style-name="T4"><text:tab/></text:span><text:span text:style-name="T7">this</text:span><text:span text:style-name="T4">.</text:span><text:span text:style-name="T8">vertragsnr</text:span><text:span text:style-name="T4"> = newValue;</text:span></text:p><text:p text:style-name="P17">}</text:p><text:p text:style-name="P16"/></draw:text-box></draw:frame></text:p>
      <text:p text:style-name="Text_20_body">Generieren sie jetzt den Sourcecode für die Klasse Vertrag neu. Dies können sie wie in Eclipse üblich auf zwei Arten erreichen:</text:p>
      <text:list text:style-name="L6">
        <text:list-item>
          <text:p text:style-name="P22">Entweder bauen sie mit Project-&gt;Clean das gesamt Projekt neu, oder</text:p>
        </text:list-item>
        <text:list-item>
          <text:p text:style-name="P22">sie haben den automatischen Buildmechanimus von Eclipse aktiviert <text:line-break/>(Window-&gt;Preferences, Workspace: Build automatically) und speichern die Modellbeschreibung der Klasse Vertrag erneut. Im Rest dieses Tutorial wird davon ausgegangen, dass dies der Fall ist.</text:p>
        </text:list-item>
      </text:list>
      <text:p text:style-name="Text_20_body">Nach dem Generieren ist das „System.out.println()“ aus der Gettermethode entfernt worden, in der Settermethode ist es erhalten geblieben. </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23"><draw:frame draw:style-name="fr3" draw:name="Rahmen5" text:anchor-type="paragraph" svg:width="16.999cm" style:rel-width="100%" draw:z-index="4"><draw:text-box fo:min-height="0.499cm"><text:p text:style-name="P15">/**</text:p><text:p text:style-name="P16"><text:span text:style-name="T4"><text:s/></text:span><text:span text:style-name="T5">*</text:span><text:span text:style-name="T4"> </text:span><text:span text:style-name="T5">Berechnet</text:span><text:span text:style-name="T4"> </text:span><text:span text:style-name="T5">den</text:span><text:span text:style-name="T4"> </text:span><text:span text:style-name="T5">Beitrag</text:span><text:span text:style-name="T4"> </text:span><text:span text:style-name="T5">(brutto</text:span><text:span text:style-name="T4"> </text:span><text:span text:style-name="T5">und</text:span><text:span text:style-name="T4"> </text:span><text:span text:style-name="T5">netto)</text:span><text:span text:style-name="T4"> </text:span><text:span text:style-name="T5">für</text:span><text:span text:style-name="T4"> </text:span><text:span text:style-name="T5">den</text:span><text:span text:style-name="T4"> </text:span><text:span text:style-name="T5">Vertrag</text:span><text:span text:style-name="T4"> </text:span><text:span text:style-name="T5">und</text:span><text:span text:style-name="T4"> </text:span><text:span text:style-name="T5">alle</text:span><text:span text:style-name="T4"> </text:span><text:span text:style-name="T5">seine</text:span><text:span text:style-name="T4"> <text:s/><text:line-break/> </text:span><text:span text:style-name="T5">* Deckungen.</text:span> </text:p><text:p text:style-name="P16"><text:span text:style-name="T4"><text:s/></text:span><text:span text:style-name="T5">*/</text:span></text:p><text:p text:style-name="P16"><text:span text:style-name="T7">public</text:span><text:span text:style-name="T4"> </text:span><text:span text:style-name="T7">void</text:span><text:span text:style-name="T4"> berechneBeitrag();</text:span></text:p><text:p text:style-name="P17"/></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4"><draw:frame draw:style-name="fr3" draw:name="Rahmen6" text:anchor-type="paragraph" svg:width="16.999cm" style:rel-width="100%" draw:z-index="5"><draw:text-box fo:min-height="0.499cm"><text:p text:style-name="P20">/**</text:p><text:p text:style-name="P25"><text:span text:style-name="T4"><text:s/></text:span><text:span text:style-name="T5">*</text:span><text:span text:style-name="T4"> </text:span><text:span text:style-name="T5">{@inheritDoc}</text:span></text:p><text:p text:style-name="P25"><text:span text:style-name="T4"><text:s/></text:span><text:span text:style-name="T5">*/</text:span></text:p><text:p text:style-name="P25"><text:span text:style-name="T7">public</text:span><text:span text:style-name="T4"> </text:span><text:span text:style-name="T7">void</text:span><text:span text:style-name="T4"> berechneBeitrag() {</text:span></text:p><text:p text:style-name="P25"><text:span text:style-name="T4"><text:tab/></text:span><text:span text:style-name="T9">// </text:span><text:span text:style-name="T6">TODO</text:span><text:span text:style-name="T9"> Beitragsberechnung implementieren</text:span></text:p><text:p text:style-name="P21">}</text:p><text:p text:style-name="P24"/></draw:text-box></draw:frame></text:p>
      <text:p text:style-name="Text_20_body">Bauen Sie jetzt noch einmal das gesamte Projekt neu. Die manuell eingefügten Methoden bleiben erhalten.</text:p>
      <text:p text:style-name="Text_20_body">Die Definition der Methode zur Beitragsberechnung kann natürlich auch im Editor von FaktorIPS erfolgen. An dieser Stelle wurde darauf verzichtet, um den Umgang mit dem generierten Sourcecode zu demonstrieren. </text:p>
      <text:p text:style-name="Text_20_body">Das Kapitel schließen wir mit der Definition einer Klasse Deckung und der Kompositions-beziehung zwischen Vertrag und Deckung ab:</text:p>
      <text:p text:style-name="Text_20_body">TODO UML Diagramm</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3">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text:p>
      <text:p text:style-name="Text_20_body">Zum Abschluss werfen wir noch einen kurzen Blick in den generierten Sourcecode. In das published Interface <text:s/><text:span text:style-name="Source_20_Text">IVertrag</text:span> wurden Methoden generiert, um Deckungen zu einen Vertrag hinzufügen, aus einem Vertrag zu entfernen etc. In das Interface <text:span text:style-name="Source_20_Text">IDeckung</text:span><text:span text:style-name="Source_20_Text"><text:span text:style-name="T11">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ies zeigt ein kurzer Blick in die Implementierung der Methode <text:span text:style-name="Source_20_Text">addDeckung</text:span><text:span text:style-name="Source_20_Text"><text:note text:id="ftn1" text:note-class="footnote"><text:note-citation>2</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3" draw:name="Rahmen1" text:anchor-type="paragraph" fo:min-width="16.999cm" style:rel-width="100%" draw:z-index="0"><draw:text-box fo:min-height="0.499cm"><text:p text:style-name="P25"><text:span text:style-name="T7">public</text:span><text:span text:style-name="T4"> </text:span><text:span text:style-name="T7">void</text:span><text:span text:style-name="T4"> addDeckung(IDeckung objectToAdd) {</text:span></text:p><text:p text:style-name="P25"><text:span text:style-name="T4"><text:tab/></text:span><text:span text:style-name="T7">if</text:span><text:span text:style-name="T4"> (objectToAdd == </text:span><text:span text:style-name="T7">null</text:span><text:span text:style-name="T4">) {</text:span></text:p><text:p text:style-name="P25"><text:span text:style-name="T4"><text:tab/><text:tab/></text:span><text:span text:style-name="T7">throw</text:span><text:span text:style-name="T4"> </text:span><text:span text:style-name="T7">new</text:span><text:span text:style-name="T4"> NullPointerException(</text:span></text:p><text:p text:style-name="P25"><text:span text:style-name="T4"><text:tab/><text:tab/><text:tab/><text:tab/></text:span><text:span text:style-name="T12">"Can't add null to relation Deckung of "</text:span><text:span text:style-name="T4"> + </text:span><text:span text:style-name="T7">this</text:span><text:span text:style-name="T4">);</text:span></text:p><text:p text:style-name="P21"><text:tab/>}</text:p><text:p text:style-name="P25"><text:span text:style-name="T4"><text:tab/></text:span><text:span text:style-name="T7">if</text:span><text:span text:style-name="T4"> (</text:span><text:span text:style-name="T8">deckungen</text:span><text:span text:style-name="T4">.contains(objectToAdd)) {</text:span></text:p><text:p text:style-name="P25"><text:span text:style-name="T4"><text:tab/><text:tab/></text:span><text:span text:style-name="T7">return</text:span><text:span text:style-name="T4">;</text:span></text:p><text:p text:style-name="P21"><text:tab/>}</text:p><text:p text:style-name="P25"><text:span text:style-name="T4"><text:tab/></text:span><text:span text:style-name="T8">deckungen</text:span><text:span text:style-name="T4">.add(objectToAdd);</text:span></text:p><text:p text:style-name="P25"><text:span text:style-name="T4"><text:tab/></text:span><text:span text:style-name="T7">if</text:span><text:span text:style-name="T4"> (objectToAdd.getVertrag() != </text:span><text:span text:style-name="T7">this</text:span><text:span text:style-name="T4">) {</text:span></text:p><text:p text:style-name="P25"><text:span text:style-name="T4"><text:tab/><text:tab/>((Deckung) objectToAdd).setVertrag(</text:span><text:span text:style-name="T7">this</text:span><text:span text:style-name="T4">);</text:span></text:p><text:p text:style-name="P21"><text:tab/>}</text:p><text:p text:style-name="P21">}</text:p><text:p text:style-name="P20"/></draw:text-box></draw:frame></text:p>
      <text:p text:style-name="Text_20_body">Der Vertrag wird in der Deckung als der Vertrag gesetzt, zu dem die Deckung (in der letzten Zeile der Methode). Sollte die Deckung bereits zu einem anderen Vertrag gehören, sorgt die Methode <text:span text:style-name="T13">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TODO UML-Diagramm</text:p>
      <text:p text:style-name="Text_20_body">Der Hausratvertrag ist natürlich ein spezifischer Vertrag mit den folgenden Eigenschaften:</text:p>
      <table:table table:name="Tabelle2" table:style-name="Tabelle2">
        <table:table-column table:style-name="Tabelle2.A"/>
        <table:table-column table:style-name="Tabelle2.B"/>
        <table:table-header-rows>
          <table:table-row>
            <table:table-cell table:style-name="Tabelle2.A1" office:value-type="string">
              <text:p text:style-name="Table_20_Heading">Name</text:p>
            </table:table-cell>
            <table:table-cell table:style-name="Tabelle2.B1" office:value-type="string">
              <text:p text:style-name="Table_20_Heading">Beschreibung</text:p>
            </table:table-cell>
          </table:table-row>
        </table:table-header-rows>
        <table:table-row>
          <table:table-cell table:style-name="Tabelle2.A2" office:value-type="string">
            <text:p text:style-name="Table_20_Contents">plz</text:p>
          </table:table-cell>
          <table:table-cell table:style-name="Tabelle2.B2" office:value-type="string">
            <text:p text:style-name="Table_20_Contents">Postleitzahl des versicherten Hausrats</text:p>
          </table:table-cell>
        </table:table-row>
        <table:table-row>
          <table:table-cell table:style-name="Tabelle2.A2" office:value-type="string">
            <text:p text:style-name="Table_20_Contents">tarifzone</text:p>
          </table:table-cell>
          <table:table-cell table:style-name="Tabelle2.B2" office:value-type="string">
            <text:p text:style-name="Table_20_Contents">Die Tarifzone ergibt sich aus der Postleitzahl und ist maßgeblich für den zu zahlenden Beitrag.</text:p>
          </table:table-cell>
        </table:table-row>
        <table:table-row>
          <table:table-cell table:style-name="Tabelle2.A2" office:value-type="string">
            <text:p text:style-name="Table_20_Contents">wohnflaeche</text:p>
          </table:table-cell>
          <table:table-cell table:style-name="Tabelle2.B2" office:value-type="string">
            <text:p text:style-name="Table_20_Contents">Die Wohnfläche des versicherten Hausrats in Quadratmetern.</text:p>
          </table:table-cell>
        </table:table-row>
        <table:table-row>
          <table:table-cell table:style-name="Tabelle2.A2" office:value-type="string">
            <text:p text:style-name="Table_20_Contents">/vorschlagVersSumme</text:p>
          </table:table-cell>
          <table:table-cell table:style-name="Tabelle2.B2" office:value-type="string">
            <text:p text:style-name="Table_20_Contents">Vorschlag für die Versicherungssumme. Wird in der Regel auf Basis der Wohnfläche bestimmt.</text:p>
          </table:table-cell>
        </table:table-row>
        <table:table-row>
          <table:table-cell table:style-name="Tabelle2.A2" office:value-type="string">
            <text:p text:style-name="Table_20_Contents">versSumme</text:p>
          </table:table-cell>
          <table:table-cell table:style-name="Tabelle2.B2" office:value-type="string">
            <text:p text:style-name="Table_20_Contents">Die Versicherungssumme.</text:p>
          </table:table-cell>
        </table:table-row>
      </table:table>
      <text:p text:style-name="Text_20_body"/>
      <text:p text:style-name="Text_20_body">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0" text:note-class="footnote"><text:note-citation>3</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e dieses neue Projekt an (erst ein Java-Projekt anlegen, dann die IPS-Nature hinzufügen). </text:p>
      <text:p text:style-name="Text_20_body">Da die hausratspezifischen Klassen von den spartenübergreifenden Klassen Vertrag und Deckung ableiten, müssen die spartenübergreifenden Klassen natürlich im Hausratmodell-Projekt bekannt sein. Hierzu gibt es in FaktorIPS ein Konzept analog zum Classpath in Java. Wechseln sie zunächst in den Modell-Explorer von FaktorIPS (direkt neben dem Package-Explorer). Im Modell-Explorer wird die Modelldefinition ohne die Java-Details dargestellt. 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 sucht. Fügen sie den folgenden Eintrag hinzu </text:span></text:p>
      <text:p text:style-name="P26">&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7">&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uachc alle Datentypen verwendet werden, die in Projekten, von dieses abhängt, definiert sind. Sie können also im Projekt „Hausratmodell“ alle Datentypen innerhalb des <text:span text:style-name="T17">&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entnehmen sie bitte der Dokumenation in dem File.</text:p>
      <text:p text:style-name="Text_20_body">Nach diesen Vorarbeiten können wir nun das oben beschriebene Modell vollständig eingeben. </text:p>
      <text:p text:style-name="Text_20_body">TODO</text:p>
      <text:p text:style-name="Text_20_body">Bescchreibung des Anlegens von Hausratvertrag, HausratGrunddeckung, HausratZusatzdeckung</text:p>
      <text:p text:style-name="Text_20_body">Beziehung definieren, Container Relation Problematik erläutern.<text:tab/></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text:p>
            <text:p text:style-name="Table_20_Contents"/>
            <text:p text:style-name="Table_20_Contents">Alternativ könnten wir auch eine Formel zur Berechnung des Vorschlags als Konfigurationsmöglichkeit verwenden. Zunächst beschränken wir uns aber auf den Faktor.</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P-Optimal soll einen umfangreichenVersicherungsschutz gewähren während HP-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P-Optimal</text:p>
            </table:table-cell>
            <table:table-cell table:style-name="Tabelle4.C1" office:value-type="string">
              <text:p text:style-name="Table_20_Heading">HP-Kompakt</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monatlich, vierteljährlich, halbjährlich, jährlich</text:p>
          </table:table-cell>
          <table:table-cell table:style-name="Tabelle4.C2" office:value-type="string">
            <text:p text:style-name="Table_20_Contents">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999 qm</text:p>
          </table:table-cell>
          <table:table-cell table:style-name="Tabelle4.C2" office:value-type="string">
            <text:p text:style-name="Table_20_Contents">0-999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1Mio Euro</text:p>
          </table:table-cell>
          <table:table-cell table:style-name="Tabelle4.C2" office:value-type="string">
            <text:p text:style-name="Table_20_Contents">10Tsd - 10Mio Euro</text:p>
          </table:table-cell>
        </table:table-row>
      </table:table>
      <text:p text:style-name="Text_20_body"><text:tab/></text:p>
      <text:p text:style-name="Text_20_body">Wir bilden dies im Modell ab, indem wir eine Klasse Produkt und eine Klasse HausratProdukt einführen. Der Vertrag basiert auf einem Produkt. Das Produkt enthält die Eigenschaften und Konfigurationsmöglichkeiten, die bei allen Verträgen, die auf dem gleichen Produkt basieren, identisch sind. Die beiden Produkte HP-Optimal und HP-Kompakt sind Instanzen der Klasse Produkt. Das folgende UML Diagramm zeigt das Modell. </text:p>
      <text:p text:style-name="Text_20_body">TODO: UML Diagramm einfügen</text:p>
      <text:p text:style-name="Text_20_body">Nun ändern sich Produkte aber im Laufe der Zeit. Bei Versicherungsprodukten unterscheidet man dabei zwischen zwei Arten der Änderung<text:note text:id="ftn2" text:note-class="footnote"><text:note-citation>4</text:note-citation><text:note-body><text:p text:style-name="Text_20_body">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6">GeneratedSourcecode</text:span>) konfiguriert werden.</text:p></text:note-body></text:note>:</text:p>
      <text:p text:style-name="P27">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7">Generation</text:p>
      <text:p text:style-name="P28">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28">TODO: Abbildung</text:p>
      <text:p text:style-name="P28">Die folgende Abbildung zeigt wie wir die Produktänderungen im Zeitablauf im Modell berücksichtigen, wobei wir aus Übersichtlichkeitsgründen hier nur die hausratspezifischen Klassen zeigen. </text:p>
      <text:p text:style-name="P28">TODO: Abbildung </text:p>
      <text:p text:style-name="P28">Genau genommen basiert ein Vertrag also nicht auf einem Produkt sondern einer Produktversion. <text:s/>Das Produkt ist lediglich eine Klammer über seine Versionen. Die Eigenschaften werden allerdings nicht direkt an der Produktversion abgebildet, sondern an der ProduktGeneration (kurz als ProduktGen bezeichnet). Jede Produktgeneration hat einen Gültigkeitsbeginn und ist bis zur jeweils nächsten Generation gültig. Der Vertrag ermittelt über sein Wirksamkeitsdatum die für ihn gültige Generation des Produktes. </text:p>
      <text:p text:style-name="P28">TODO: Motivation Verzicht auf Produktversion </text:p>
      <text:p text:style-name="P28">Genug Theorie, erweitern wir unser Hausratmodell in FaktorIPS um die Produktklassen. Als erstes definieren, wir dass der spartenübergreifende Vertrag auf einem Produkt basiert. Hierzu haken sie im Editor „Configurable by product“ an und geben im Feld „Product component type“ „Produkt“ ein. </text:p>
      <text:p text:style-name="P28">TODO: Abbildung</text:p>
      <text:p text:style-name="P28">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produkt-relevantets Attribute „Produktname“ mit Datentyp String und Attribute Type constant.</text:p>
      <text:p text:style-name="P28">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1">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28"><text:span text:style-name="T21">Im published Interface der Produktgeneration gibt es jeweils eine Methode, um den Produktnamen, den Vorgabewert für die Zahlweise und um die erlaubten Werte für die Zahlweise abzufragen.</text:span></text:p>
      <text:p text:style-name="P29"><draw:frame draw:style-name="fr3" draw:name="Rahmen8" text:anchor-type="paragraph" svg:width="16.999cm" style:rel-width="100%" draw:z-index="9"><draw:text-box fo:min-height="0.499cm"><text:p text:style-name="P30"><text:span text:style-name="T22">public</text:span><text:span text:style-name="T23"> String getProduktname();</text:span></text:p><text:p text:style-name="P31"/><text:p text:style-name="P32"><text:span text:style-name="T7">public</text:span><text:span text:style-name="T4"> Integer getVorgabewertZahlweise();</text:span></text:p><text:p text:style-name="P25"/><text:p text:style-name="P14"><text:span text:style-name="T7">public</text:span><text:span text:style-name="T4"> EnumValueSet getAllowedValuesForZahlweise(String businessFunction);</text:span></text:p><text:p text:style-name="P28"><text:span text:style-name="T21"/></text:p></draw:text-box></draw:frame><text:span text:style-name="T23"/></text:p>
      <text:p text:style-name="P28"><text:span text:style-name="T21">Im published Interface des Vertrags gibt es jetzt Methoden, um auf das Produkt und die Generation zuzugreifen, auf der der Vertrag basiert.</text:span></text:p>
      <text:p text:style-name="P28"><text:span text:style-name="T21"/></text:p>
      <text:p text:style-name="P29"><draw:frame draw:style-name="fr3" draw:name="Rahmen9" text:anchor-type="paragraph" svg:width="16.999cm" style:rel-width="100%" draw:z-index="6"><draw:text-box fo:min-height="0.499cm"><text:p text:style-name="P32"><text:span text:style-name="T7">public</text:span><text:span text:style-name="T4"> IProdukt getProdukt();</text:span></text:p><text:p text:style-name="P25"/><text:p text:style-name="P25"><text:span text:style-name="T7">public</text:span><text:span text:style-name="T4"> </text:span><text:span text:style-name="T7">void</text:span><text:span text:style-name="T4"> setProdukt(</text:span></text:p><text:p text:style-name="P25"><text:span text:style-name="T4"><text:tab/>IProdukt produkt,</text:span> </text:p><text:p text:style-name="P25"><text:span text:style-name="T7"><text:tab/>boolean <text:tab/></text:span><text:span text:style-name="T4">initPropertiesWithConfiguratedDefaults);</text:span></text:p><text:p text:style-name="P25"/><text:p text:style-name="P25"><text:span text:style-name="T7">public</text:span><text:span text:style-name="T4"> IProduktGen getProduktGen();</text:span></text:p><text:p text:style-name="P28"><text:span text:style-name="T21"/></text:p></draw:text-box></draw:frame><text:span text:style-name="T24"/></text:p>
      <text:p text:style-name="P28"><text:span text:style-name="T21">Mit welchem Stichtag aber ermittelt der Vertrag die gültige Generation? Fachlich muss dies natürlich das Wirksamkeitsdatum des Vertrag(stand)s sein. Dieses haben wir bereits zu Beginn des Tutorials am Vertrag modelliert. Jetzt müssen wir noch dafür sorgen, dass diese Eigenschaft auch zur Ermittlung der Produktgeneration verwendet wird. Hierzu hat FaktorIPS in die Klasse Vertrag bereits folgende Methode generiert:</text:span></text:p>
      <text:p text:style-name="P33"><draw:frame draw:style-name="fr3" draw:name="Rahmen10" text:anchor-type="paragraph" svg:width="16.999cm" style:rel-width="100%" draw:z-index="7"><draw:text-box fo:min-height="0.499cm"><text:p text:style-name="P32"><text:span text:style-name="T7">public</text:span><text:span text:style-name="T4"> Calendar getEffectiveFromAsCalendar() {</text:span></text:p><text:p text:style-name="P25"><text:span text:style-name="T25"><text:s text:c="4"/></text:span><text:span text:style-name="T7">return</text:span><text:span text:style-name="T4"> </text:span><text:span text:style-name="T7">null</text:span><text:span text:style-name="T4">; </text:span><text:span text:style-name="T9">// </text:span><text:span text:style-name="T6">TODO</text:span><text:span text:style-name="T9"> Implementieren des Zugriffs auf das Wirksamkeitsdatum</text:span></text:p><text:p text:style-name="P21">}</text:p><text:p text:style-name="P25"/></draw:text-box></draw:frame></text:p>
      <text:p text:style-name="P28"><text:span text:style-name="T21">Diese Methode wird aufgerufen, um den Stichtag zur Ermittlung der Produktgeneration zu erhalten</text:span><text:span text:style-name="T21"><text:note text:id="ftn3" text:note-class="footnote"><text:note-citation>5</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3" draw:name="Rahmen11" text:anchor-type="paragraph" svg:width="16.999cm" style:rel-width="100%" draw:z-index="8"><draw:text-box fo:min-height="0.499cm"><text:p text:style-name="P32"><text:span text:style-name="T7">public</text:span><text:span text:style-name="T4"> Calendar getEffectiveFromAsCalendar() {</text:span></text:p><text:p text:style-name="P25"><text:span text:style-name="T25"><text:s text:c="4"/></text:span><text:span text:style-name="T7">return</text:span><text:span text:style-name="T4"> </text:span><text:span text:style-name="T26">wirksamAb</text:span><text:span text:style-name="T4">;</text:span></text:p><text:p text:style-name="P34"><text:span text:style-name="T23">}</text:span></text:p><text:p text:style-name="P28"><text:span text:style-name="T21"/></text:p></draw:text-box></draw:frame><text:span text:style-name="T21">Die Implementierung der published Interfaces </text:span><text:span text:style-name="Source_20_Text"><text:span text:style-name="T27">IProdukt</text:span></text:span><text:span text:style-name="Source_20_Text"><text:span text:style-name="T21"> und </text:span></text:span><text:span text:style-name="Source_20_Text"><text:span text:style-name="Source_20_Text"><text:span text:style-name="T27">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1">Implementierung der Berechnung des Vorschlags der Versicherungssumme.</text:span></text:p>
      <text:p text:style-name="Text_20_body"><text:span text:style-name="T21">Deckungseigenschaften definieren.</text:span></text:p>
      <text:h text:style-name="Heading_20_1" text:outline-level="1">Eingabe der Produkte</text:h>
      <text:p text:style-name="Text_20_body">In diesem Kapitel definieren wir nun die Produkte HP-Optimal und HP-Kompakt in FaktorIPS. Hierzu wird die speziell für den Fachbereich bestimmte Produktdefinitionsperspektive verwendet.</text:p>
      <text:p text:style-name="Text_20_body">Als erstes richten sie bitte noch ein neues Projekt mit dem Namen „Hausratprodukte“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P‑Flexibel“ erstellen und freigeben, ohne dass das Modell geändert wird. Damit in dem neuen Projekt das Hausratmodell bekannt ist, fügen sie im „.ipsproject“ File die folgende Zeile zum IpsObjectPath hinzu.</text:p>
      <text:p text:style-name="P26">&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ktive“, in der Liste dann „Produktdefintion“ auswählen<text:note text:id="ftn5" text:note-class="footnote"><text:note-citation>6</text:note-citation><text:note-body><text:p text:style-name="Footnote">Für die Verwendung von FaktorIPS durch die Fachabteilung gibt es auch eine eigene Installation, bei der auschließliche die Produktdefinitionsperspektive verfügbar ist. (In Eclipse Terminologie: Es gibt ein eigenes Produkt für die Fachabteilung).</text:p></text:note-body></text:note>. </text:p>
      <text:p text:style-name="Text_20_body"/>
      <text:h text:style-name="Heading_20_1" text:outline-level="1">Implementierung der Beitragsberechnung</text:h>
      <text:p text:style-name="Text_20_body">In diesem Kapitel werden wir nun die Beitragsberechnung für unsere Hausratprodukte implementieren. Insbesondere werden wir dabei den spartenübergreifende Teil in den spartenübergreifenden Klassen implementieren und die Funktionalität dann in der Beitragsberechnung für Hausrat wiederverwenden<text:note text:id="ftn4" text:note-class="footnote"><text:note-citation>7</text:note-citation><text:note-body><text:p text:style-name="Footnote">Genau genommen erfolgt die Wiederverwendung natürlich erst bei der zweiten Sparte.</text:p></text:note-body></text:note>.</text:p>
      <text:p text:style-name="Text_20_body"/>
      <text:h text:style-name="Heading_20_1" text:outline-level="1">Anlegen einer neuen Tarifgeneration</text:h>
      <text:p text:style-name="Text_20_body">Wirklich ein Kapitel?</text:p>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35">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35">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35">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35">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36">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37">Auskunft: Welche Zahlungsweisen können in dem Vertrag gewählt werden?</text:p>
        </text:list-item>
        <text:list-item>
          <text:p text:style-name="P37">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7">Testunterstützung</text:p>
      <text:p text:style-name="P28">FaktorIPS erlaubt die Definition und Ausführung von fachlichen Tests. Diese Funktionalität ist in die Produktdefinitionsperspektive integriert. Durch einen JUnit-Adapter lassen sich diese Tests darüber hinaus in automatisierte Testprozesse z. B. mit Ant und Cruisecontrol<text:note text:id="ftn7" text:note-class="footnote"><text:note-citation>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28">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7">Teamunterstützung</text:p>
      <text:p text:style-name="P28">Da FaktorIPS seine Daten Eclipse-konform in Dateien im Eclipse-Workspace ablegt, können sie auch wie alle anderen Dateien versioniert werden. Es gibt keinen Unterschei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7">Integration in operative Systeme</text:p>
      <text:p text:style-name="Text_20_body">In diesem Tutorial haben wir die Geschäftsobjektklassen für eine einfache Hausratversicherungs implementiert. Die Klassen sind alles einfache Javaklassen<text:note text:id="ftn8" text:note-class="footnote"><text:note-citation>9</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verwende ich diese Klassen in operativen Systemen. Hierzu gibt es grob zwei Varianten:</text:p>
      <text:list text:style-name="L9">
        <text:list-item>
          <text:p text:style-name="P38">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38">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39"/>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trags / Vertragsstand erläutern</text:p>
      <text:p text:style-name="Text_20_body">Umgang mit Inkonsistenzen erläutern.</text:p>
      <text:p text:style-name="Text_20_body">Erläuterung von zahlweise und wirksamAb. Wo bringt man die Definition eines Wirksamkeitsdatums am besten unter?</text:p>
      <text:p text:style-name="Text_20_body">Verantwortlichkeit für Aufräumen des Sourcecodes</text:p>
      <text:p text:style-name="Text_20_body">=&gt; Generator kann nicht alles machen!!!</text:p>
      <text:p text:style-name="Text_20_body">Vtrnr durch zahlweise erse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08T14:36:46</dc:date>
    <meta:printed-by>Jan Ortmann</meta:printed-by>
    <meta:print-date>2006-09-07T10:33:03</meta:print-date>
    <dc:language>de-DE</dc:language>
    <meta:editing-cycles>352</meta:editing-cycles>
    <meta:editing-duration>P4DT1H24M36S</meta:editing-duration>
    <meta:user-defined meta:name="Info 1"/>
    <meta:user-defined meta:name="Info 2"/>
    <meta:user-defined meta:name="Info 3"/>
    <meta:user-defined meta:name="Info 4"/>
    <meta:document-statistic meta:table-count="4" meta:image-count="0" meta:object-count="0" meta:page-count="16" meta:paragraph-count="320" meta:word-count="5172" meta:character-count="39904"/>
  </office:meta>
</office:document-meta>
</file>